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B6C0C8C59BD0CD06.png" manifest:media-type="image/png"/>
  <manifest:file-entry manifest:full-path="Pictures/100000000000064000000384809A53528F1F6FC9.png" manifest:media-type="image/png"/>
  <manifest:file-entry manifest:full-path="Pictures/10000000000006400000038434972EAC74FF80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8953in" draw:z-index="0"><draw:image xlink:href="Pictures/100000000000064000000384B6C0C8C59BD0CD06.png" xlink:type="simple" xlink:show="embed" xlink:actuate="onLoad" loext:mime-type="image/png"/></draw:frame></text:p>
      <text:p text:style-name="Standard"><draw:frame draw:style-name="fr1" draw:name="Image2" text:anchor-type="paragraph" svg:width="6.9252in" svg:height="3.8953in" draw:z-index="1"><draw:image xlink:href="Pictures/100000000000064000000384809A53528F1F6FC9.png" xlink:type="simple" xlink:show="embed" xlink:actuate="onLoad" loext:mime-type="image/png"/></draw:frame></text:p>
      <text:p text:style-name="Standard"><draw:frame draw:style-name="fr2" draw:name="Image3" text:anchor-type="paragraph" svg:width="6.9252in" svg:height="3.8953in" draw:z-index="2"><draw:image xlink:href="Pictures/10000000000006400000038434972EAC74FF80F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50:13.247000000</meta:creation-date>
    <dc:date>2019-08-09T18:56:12.599000000</dc:date>
    <meta:editing-duration>PT3H54M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2.2.2$Windows_X86_64 LibreOffice_project/2b840030fec2aae0fd2658d8d4f9548af4e3518d</meta:generator>
  </office:meta>
</office:document-meta>
</file>